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gr5" style:family="graphic" style:parent-style-name="standard">
      <style:graphic-properties svg:stroke-width="0.051cm" draw:marker-start-width="0.277cm" draw:marker-end-width="0.277cm" draw:fill="solid" draw:fill-color="#ffff00" draw:textarea-horizontal-align="center" draw:textarea-vertical-align="middle" fo:padding-top="0.075cm" fo:padding-bottom="0.075cm" fo:padding-left="0.2cm" fo:padding-right="0.2cm"/>
    </style:style>
    <style:style style:name="gr6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00ff" draw:textarea-vertical-align="middle"/>
    </style:style>
    <style:style style:name="gr9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4.318cm" svg:height="1.27cm" svg:x="7.631cm" svg:y="10.852cm">
          <text:p/>
        </draw:rect>
        <draw:rect draw:style-name="gr2" draw:layer="layout" svg:width="1.27cm" svg:height="1.27cm" svg:x="9.055cm" svg:y="9.312cm">
          <text:p/>
        </draw:rect>
        <draw:frame draw:style-name="gr3" draw:layer="layout" svg:width="4.456cm" svg:height="1.673cm" svg:x="14.205cm" svg:y="6.326cm">
          <draw:text-box>
            <text:p>Reference</text:p>
            <text:p>Photodetector</text:p>
          </draw:text-box>
        </draw:frame>
        <draw:frame draw:style-name="gr4" draw:text-style-name="P1" draw:layer="layout" svg:width="3.935cm" svg:height="1.882cm" svg:x="1.184cm" svg:y="10.751cm">
          <draw:text-box>
            <text:p text:style-name="P1">~4.5X<text:span text:style-name="T1">0</text:span> lead </text:p>
            <text:p text:style-name="P1">absorber</text:p>
          </draw:text-box>
        </draw:frame>
        <draw:rect draw:style-name="gr2" draw:layer="layout" svg:width="1.27cm" svg:height="1.27cm" svg:x="7.685cm" svg:y="12.36cm">
          <text:p/>
        </draw:rect>
        <draw:rect draw:style-name="gr5" draw:layer="layout" svg:width="1.27cm" svg:height="1.27cm" svg:x="9.055cm" svg:y="12.395cm">
          <text:p/>
        </draw:rect>
        <draw:frame draw:style-name="gr3" draw:text-style-name="P1" draw:layer="layout" svg:width="5.015cm" svg:height="2.408cm" svg:x="13.627cm" svg:y="12.211cm">
          <draw:text-box>
            <text:p text:style-name="P1">1.7x1.7x1.7cm<text:span text:style-name="T2">3</text:span> </text:p>
            <text:p text:style-name="P1">LYSO Crystal </text:p>
            <text:p text:style-name="P1">Scintillator</text:p>
          </draw:text-box>
        </draw:frame>
        <draw:frame draw:style-name="gr3" draw:text-style-name="P1" draw:layer="layout" svg:width="5.654cm" svg:height="1.673cm" svg:x="1.308cm" svg:y="14.824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4.262cm" svg:y="7.701cm">
          <draw:text-box>
            <text:p><text:span text:style-name="T3">Measure t</text:span><text:span text:style-name="T4">0</text:span></text:p>
          </draw:text-box>
        </draw:frame>
        <draw:frame draw:style-name="gr3" draw:text-style-name="P2" draw:layer="layout" svg:width="4.029cm" svg:height="1.271cm" svg:x="2.108cm" svg:y="16.297cm">
          <draw:text-box>
            <text:p><text:span text:style-name="T3">Measure t</text:span><text:span text:style-name="T4">1</text:span></text:p>
          </draw:text-box>
        </draw:frame>
        <draw:line draw:style-name="gr6" draw:layer="layout" svg:x1="15.913cm" svg:y1="8.677cm" svg:x2="10.452cm" svg:y2="10.074cm">
          <text:p/>
        </draw:line>
        <draw:line draw:style-name="gr6" draw:layer="layout" svg:x1="6.388cm" svg:y1="16.932cm" svg:x2="8.039cm" svg:y2="13.884cm">
          <text:p/>
        </draw:line>
        <draw:frame draw:style-name="gr3" draw:text-style-name="P3" draw:layer="layout" svg:width="3.385cm" svg:height="1.432cm" svg:x="8.056cm" svg:y="2.889cm">
          <draw:text-box>
            <text:p><text:span text:style-name="T5">Beam</text:span></text:p>
          </draw:text-box>
        </draw:frame>
        <draw:rect draw:style-name="gr7" draw:text-style-name="P1" draw:layer="layout" svg:width="5.588cm" svg:height="0.635cm" svg:x="6.869cm" svg:y="8.169cm">
          <text:p/>
        </draw:rect>
        <draw:rect draw:style-name="gr8" draw:text-style-name="P1" draw:layer="layout" svg:width="0.381cm" svg:height="0.381cm" svg:x="9.509cm" svg:y="8.296cm">
          <text:p/>
        </draw:rect>
        <draw:frame draw:style-name="gr3" draw:text-style-name="P1" draw:layer="layout" svg:width="3.431cm" svg:height="2.408cm" svg:x="1.687cm" svg:y="5.761cm">
          <draw:text-box>
            <text:p text:style-name="P1">2x2 mm<text:span text:style-name="T2">2</text:span></text:p>
            <text:p text:style-name="P1">Scintillator</text:p>
            <text:p text:style-name="P1">Trigger</text:p>
          </draw:text-box>
        </draw:frame>
        <draw:line draw:style-name="gr9" draw:layer="layout" svg:x1="5.118cm" svg:y1="7.18cm" svg:x2="9.309cm" svg:y2="8.45cm">
          <text:p/>
        </draw:line>
        <draw:line draw:style-name="gr9" draw:layer="layout" svg:x1="13.627cm" svg:y1="13.376cm" svg:x2="10.706cm" svg:y2="13.122cm">
          <text:p/>
        </draw:line>
        <draw:custom-shape draw:style-name="gr10" draw:text-style-name="P1" draw:layer="layout" svg:width="1.043cm" svg:height="2.794cm" svg:x="9.228cm" svg:y="4.6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8-31T11:49:43</dc:date>
    <meta:editing-duration>PT22S</meta:editing-duration>
    <meta:editing-cycles>2</meta:editing-cycles>
    <meta:generator>OpenOffice.org/3.4.1$Unix OpenOffice.org_project/341m1$Build-9593</meta:generator>
    <meta:document-statistic meta:object-count="19"/>
  </office:meta>
</office:document-meta>
</file>